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4.127cm" table:align="left"/>
    </style:style>
    <style:style style:name="Tabla1.A" style:family="table-column">
      <style:table-column-properties style:column-width="2.141cm"/>
    </style:style>
    <style:style style:name="Tabla1.B" style:family="table-column">
      <style:table-column-properties style:column-width="11.986cm"/>
    </style:style>
    <style:style style:name="Tabla1.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Heading_20_4">
      <style:text-properties style:font-name="Liberation Serif"/>
    </style:style>
    <style:style style:name="P4" style:family="paragraph" style:parent-style-name="Horizontal_20_Line">
      <style:text-properties style:font-name="Liberation Serif"/>
    </style:style>
    <style:style style:name="P5" style:family="paragraph" style:parent-style-name="Preformatted_20_Text">
      <style:text-properties style:font-name="Liberation Serif"/>
    </style:style>
    <style:style style:name="P6" style:family="paragraph" style:parent-style-name="Preformatted_20_Text">
      <style:paragraph-properties style:writing-mode="lr-tb"/>
      <style:text-properties style:font-name="Liberation Serif"/>
    </style:style>
    <style:style style:name="P7" style:family="paragraph" style:parent-style-name="Standard">
      <style:text-properties style:font-name="Liberation Serif"/>
    </style:style>
    <style:style style:name="P8" style:family="paragraph" style:parent-style-name="Table_20_Contents">
      <style:text-properties style:font-name="Liberation Serif"/>
    </style:style>
    <style:style style:name="P9" style:family="paragraph" style:parent-style-name="Table_20_Heading">
      <style:text-properties style:font-name="Liberation Serif"/>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T1" style:family="text">
      <style:text-properties style:font-name="Liberation Seri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1.- </text:span><text:span text:style-name="Strong_20_Emphasis"><text:span text:style-name="T1">Cómo configurar la conexión a la BD en el fichero </text:span></text:span><text:span text:style-name="Strong_20_Emphasis"><text:span text:style-name="Source_20_Text"><text:span text:style-name="T1">application.properties</text:span></text:span></text:span><text:span text:style-name="Strong_20_Emphasis"><text:span text:style-name="T1">:</text:span></text:span></text:h>
      <text:p text:style-name="Text_20_body"><text:span text:style-name="T1">En una aplicación Spring Boot, la configuración de la conexión a la base de datos se realiza a través del archivo </text:span><text:span text:style-name="Source_20_Text"><text:span text:style-name="T1">application.properties</text:span></text:span><text:span text:style-name="T1"> o </text:span><text:span text:style-name="Source_20_Text"><text:span text:style-name="T1">application.yml</text:span></text:span><text:span text:style-name="T1">. Las propiedades más comunes para conectar una base de datos en Spring Boot se detallan a continuación.</text:span></text:p>
      <text:h text:style-name="P3" text:outline-level="4">Ejemplo de configuración con MySQL:</text:h>
      <text:p text:style-name="P5"/>
      <text:p text:style-name="P1"><text:span text:style-name="Source_20_Text"><text:span text:style-name="T1"># URL de la base de datos</text:span></text:span></text:p>
      <text:p text:style-name="P1"><text:span text:style-name="Source_20_Text"><text:span text:style-name="T1">spring.datasource.url=jdbc:mysql://localhost:3306/mi_base_de_datos</text:span></text:span></text:p>
      <text:p text:style-name="P6"/>
      <text:p text:style-name="P1"><text:span text:style-name="Source_20_Text"><text:span text:style-name="T1"># Usuario para la base de datos</text:span></text:span></text:p>
      <text:p text:style-name="P1"><text:span text:style-name="Source_20_Text"><text:span text:style-name="T1">spring.datasource.username=mi_usuario</text:span></text:span></text:p>
      <text:p text:style-name="P6"/>
      <text:p text:style-name="P1"><text:span text:style-name="Source_20_Text"><text:span text:style-name="T1"># Contraseña para el usuario de la base de datos</text:span></text:span></text:p>
      <text:p text:style-name="P1"><text:span text:style-name="Source_20_Text"><text:span text:style-name="T1">spring.datasource.password=mi_contraseña</text:span></text:span></text:p>
      <text:p text:style-name="P6"/>
      <text:p text:style-name="P1"><text:span text:style-name="Source_20_Text"><text:span text:style-name="T1"># Driver de la base de datos (en este caso, MySQL)</text:span></text:span></text:p>
      <text:p text:style-name="P1"><text:span text:style-name="Source_20_Text"><text:span text:style-name="T1">spring.datasource.driver-class-name=com.mysql.cj.jdbc.Driver</text:span></text:span></text:p>
      <text:p text:style-name="P6"/>
      <text:p text:style-name="P1"><text:span text:style-name="Source_20_Text"><text:span text:style-name="T1"># Dialecto de Hibernate para MySQL</text:span></text:span></text:p>
      <text:p text:style-name="P1"><text:span text:style-name="Source_20_Text"><text:span text:style-name="T1">spring.jpa.properties.hibernate.dialect=org.hibernate.dialect.MySQL5InnoDBDialect</text:span></text:span></text:p>
      <text:p text:style-name="P6"/>
      <text:p text:style-name="P1"><text:span text:style-name="Source_20_Text"><text:span text:style-name="T1"># Hibernate DDL Auto (cómo se gestiona el esquema de la BD)</text:span></text:span></text:p>
      <text:p text:style-name="P1"><text:span text:style-name="Source_20_Text"><text:span text:style-name="T1">spring.jpa.hibernate.ddl-auto=update</text:span></text:span></text:p>
      <text:p text:style-name="P6"/>
      <text:p text:style-name="P1"><text:span text:style-name="Source_20_Text"><text:span text:style-name="T1"># Muestra las consultas SQL generadas por Hibernate (opcional)</text:span></text:span></text:p>
      <text:p text:style-name="P1"><text:span text:style-name="Source_20_Text"><text:span text:style-name="T1">spring.jpa.show-sql=true</text:span></text:span></text:p>
      <text:p text:style-name="P6"/>
      <text:p text:style-name="P1"><text:span text:style-name="Source_20_Text"><text:span text:style-name="T1"># Formatea las consultas SQL para mayor legibilidad</text:span></text:span></text:p>
      <text:p text:style-name="P2"><text:span text:style-name="Source_20_Text"><text:span text:style-name="T1">spring.jpa.properties.hibernate.format_sql=true</text:span></text:span></text:p>
      <text:p text:style-name="Text_20_body"><text:span text:style-name="Strong_20_Emphasis"><text:span text:style-name="T1">Explicación de las propiedades:</text:span></text:span></text:p>
      <text:list text:style-name="L1">
        <text:list-item>
          <text:p text:style-name="P11"><text:span text:style-name="Source_20_Text"><text:span text:style-name="T1">spring.datasource.url</text:span></text:span><text:span text:style-name="T1">: Especifica la URL de conexión a la base de datos, que incluye el tipo de base de datos (</text:span><text:span text:style-name="Source_20_Text"><text:span text:style-name="T1">mysql</text:span></text:span><text:span text:style-name="T1">), la dirección del servidor, el puerto y el nombre de la base de datos.</text:span></text:p>
        </text:list-item>
        <text:list-item>
          <text:p text:style-name="P11"><text:span text:style-name="Source_20_Text"><text:span text:style-name="T1">spring.datasource.username</text:span></text:span><text:span text:style-name="T1">: Nombre de usuario para conectarse a la base de datos.</text:span></text:p>
        </text:list-item>
        <text:list-item>
          <text:p text:style-name="P11"><text:span text:style-name="Source_20_Text"><text:span text:style-name="T1">spring.datasource.password</text:span></text:span><text:span text:style-name="T1">: Contraseña asociada al nombre de usuario.</text:span></text:p>
        </text:list-item>
        <text:list-item>
          <text:p text:style-name="P11"><text:span text:style-name="Source_20_Text"><text:span text:style-name="T1">spring.datasource.driver-class-name</text:span></text:span><text:span text:style-name="T1">: El driver JDBC necesario para la base de datos. En el caso de MySQL, es </text:span><text:span text:style-name="Source_20_Text"><text:span text:style-name="T1">com.mysql.cj.jdbc.Driver</text:span></text:span><text:span text:style-name="T1">.</text:span></text:p>
        </text:list-item>
        <text:list-item>
          <text:p text:style-name="P11"><text:span text:style-name="Source_20_Text"><text:span text:style-name="T1">spring.jpa.properties.hibernate.dialect</text:span></text:span><text:span text:style-name="T1">: Configura el dialecto de Hibernate, que es una implementación de la API JPA que se ajusta a las características específicas de la base de datos. El dialecto asegura que las consultas SQL generadas por Hibernate sean compatibles con la base de datos seleccionada.</text:span></text:p>
        </text:list-item>
        <text:list-item>
          <text:p text:style-name="P11"><text:span text:style-name="Source_20_Text"><text:span text:style-name="T1">spring.jpa.hibernate.ddl-auto</text:span></text:span><text:span text:style-name="T1">: Controla cómo Hibernate gestiona las tablas de la base de datos. Esta propiedad es clave en el desarrollo y producción.</text:span></text:p>
        </text:list-item>
        <text:list-item>
          <text:p text:style-name="P11"><text:span text:style-name="Source_20_Text"><text:span text:style-name="T1">spring.jpa.show-sql</text:span></text:span><text:span text:style-name="T1">: Si se establece en </text:span><text:span text:style-name="Source_20_Text"><text:span text:style-name="T1">true</text:span></text:span><text:span text:style-name="T1">, muestra las consultas SQL que Hibernate ejecuta en la consola.</text:span></text:p>
        </text:list-item>
        <text:list-item>
          <text:p text:style-name="P10"><text:span text:style-name="Source_20_Text"><text:span text:style-name="T1">spring.jpa.properties.hibernate.format_sql</text:span></text:span><text:span text:style-name="T1">: Permite formatear las consultas SQL generadas, haciéndolas más legibles.</text:span></text:p>
        </text:list-item>
      </text:list>
      <text:p text:style-name="P4"/>
      <text:h text:style-name="Heading_20_3" text:outline-level="3"><text:soft-page-break/><text:span text:style-name="T1">2.- </text:span><text:span text:style-name="Strong_20_Emphasis"><text:span text:style-name="T1">¿Qué opciones tenemos para </text:span></text:span><text:span text:style-name="Strong_20_Emphasis"><text:span text:style-name="Source_20_Text"><text:span text:style-name="T1">spring.jpa.hibernate.ddl-auto</text:span></text:span></text:span><text:span text:style-name="Strong_20_Emphasis"><text:span text:style-name="T1">?</text:span></text:span></text:h>
      <text:p text:style-name="Text_20_body"><text:span text:style-name="T1">La propiedad </text:span><text:span text:style-name="Source_20_Text"><text:span text:style-name="T1">spring.jpa.hibernate.ddl-auto</text:span></text:span><text:span text:style-name="T1"> controla cómo Hibernate interactúa con el esquema de la base de datos al iniciar la aplicación. A continuación, te explico cada una de las opciones posibles:</text:span></text:p>
      <text:list text:style-name="L2">
        <text:list-item>
          <text:p text:style-name="P12"><text:span text:style-name="Strong_20_Emphasis"><text:span text:style-name="T1">none</text:span></text:span><text:span text:style-name="T1">: No se realiza ninguna operación en el esquema de la base de datos. Hibernate no hace nada con las tablas de la base de datos. Es útil si quieres manejar manualmente el esquema.</text:span></text:p>
        </text:list-item>
        <text:list-item>
          <text:p text:style-name="P12"><text:span text:style-name="Strong_20_Emphasis"><text:span text:style-name="T1">update</text:span></text:span><text:span text:style-name="T1">: Hibernate compara las entidades definidas en el código con las tablas existentes en la base de datos y realiza las actualizaciones necesarias (si es necesario). No eliminará ni modificará datos existentes, solo estructuras. Es útil en desarrollo para mantener el esquema actualizado sin borrar datos.</text:span></text:p>
        </text:list-item>
        <text:list-item>
          <text:p text:style-name="P12"><text:span text:style-name="Strong_20_Emphasis"><text:span text:style-name="T1">create</text:span></text:span><text:span text:style-name="T1">: Hibernate eliminará todas las tablas existentes en la base de datos y luego creará nuevas tablas basadas en las entidades definidas. Esto es útil en desarrollo, pero </text:span><text:span text:style-name="Strong_20_Emphasis"><text:span text:style-name="T1">debe evitarse en producción</text:span></text:span><text:span text:style-name="T1"> porque puede causar pérdida de datos.</text:span></text:p>
        </text:list-item>
        <text:list-item>
          <text:p text:style-name="P12"><text:span text:style-name="Strong_20_Emphasis"><text:span text:style-name="T1">create-drop</text:span></text:span><text:span text:style-name="T1">: Similar a </text:span><text:span text:style-name="Source_20_Text"><text:span text:style-name="T1">create</text:span></text:span><text:span text:style-name="T1">, pero Hibernate eliminará las tablas al finalizar la sesión de la aplicación (cuando se cierra la aplicación). Es muy útil para pruebas o en entornos donde el esquema debe reiniciarse con cada ejecución.</text:span></text:p>
        </text:list-item>
        <text:list-item>
          <text:p text:style-name="P12"><text:span text:style-name="Strong_20_Emphasis"><text:span text:style-name="T1">validate</text:span></text:span><text:span text:style-name="T1">: Hibernate verifica si las entidades y las tablas existentes en la base de datos son compatibles. Si hay alguna diferencia, se lanzará una excepción, pero no se realizará ningún cambio en la base de datos. Ideal para producción, ya que evita cambios accidentales en el esquema.</text:span></text:p>
        </text:list-item>
      </text:list>
      <text:p text:style-name="Text_20_body"><text:span text:style-name="Strong_20_Emphasis"><text:span text:style-name="T1">Resumen:</text:span></text:span></text:p>
      <table:table table:name="Tabla1" table:style-name="Tabla1">
        <table:table-column table:style-name="Tabla1.A"/>
        <table:table-column table:style-name="Tabla1.B"/>
        <table:table-header-rows>
          <table:table-row>
            <table:table-cell table:style-name="Tabla1.A1" office:value-type="string">
              <text:p text:style-name="P9">Valor</text:p>
            </table:table-cell>
            <table:table-cell table:style-name="Tabla1.A1" office:value-type="string">
              <text:p text:style-name="P9">Descripción</text:p>
            </table:table-cell>
          </table:table-row>
        </table:table-header-rows>
        <table:table-row>
          <table:table-cell table:style-name="Tabla1.A1" office:value-type="string">
            <text:p text:style-name="P8">none</text:p>
          </table:table-cell>
          <table:table-cell table:style-name="Tabla1.A1" office:value-type="string">
            <text:p text:style-name="P8">No se realizan cambios en la base de datos.</text:p>
          </table:table-cell>
        </table:table-row>
        <table:table-row>
          <table:table-cell table:style-name="Tabla1.A1" office:value-type="string">
            <text:p text:style-name="P8">update</text:p>
          </table:table-cell>
          <table:table-cell table:style-name="Tabla1.A1" office:value-type="string">
            <text:p text:style-name="P8">Hibernate actualiza el esquema para que coincida con las entidades.</text:p>
          </table:table-cell>
        </table:table-row>
        <table:table-row>
          <table:table-cell table:style-name="Tabla1.A1" office:value-type="string">
            <text:p text:style-name="P8">create</text:p>
          </table:table-cell>
          <table:table-cell table:style-name="Tabla1.A1" office:value-type="string">
            <text:p text:style-name="P8">Hibernate elimina y crea el esquema completo.</text:p>
          </table:table-cell>
        </table:table-row>
        <table:table-row>
          <table:table-cell table:style-name="Tabla1.A1" office:value-type="string">
            <text:p text:style-name="P8">create-drop</text:p>
          </table:table-cell>
          <table:table-cell table:style-name="Tabla1.A1" office:value-type="string">
            <text:p text:style-name="Table_20_Contents"><text:span text:style-name="T1">Similar a </text:span><text:span text:style-name="Source_20_Text"><text:span text:style-name="T1">create</text:span></text:span><text:span text:style-name="T1">, pero las tablas se eliminan al cerrar la aplicación.</text:span></text:p>
          </table:table-cell>
        </table:table-row>
        <table:table-row>
          <table:table-cell table:style-name="Tabla1.A1" office:value-type="string">
            <text:p text:style-name="P8">validate</text:p>
          </table:table-cell>
          <table:table-cell table:style-name="Tabla1.A1" office:value-type="string">
            <text:p text:style-name="P8">Valida la existencia y compatibilidad del esquema sin modificarlo.</text:p>
          </table:table-cell>
        </table:table-row>
      </table:table>
      <text:p text:style-name="P4"/>
      <text:h text:style-name="Heading_20_3" text:outline-level="3"><text:span text:style-name="T1">3.- </text:span><text:span text:style-name="Strong_20_Emphasis"><text:span text:style-name="T1">Explicar para qué sirven las siguientes anotaciones de Spring Data JPA:</text:span></text:span></text:h>
      <text:h text:style-name="Heading_20_4" text:outline-level="4"><text:span text:style-name="Strong_20_Emphasis"><text:span text:style-name="T1">@Id</text:span></text:span></text:h>
      <text:p text:style-name="Text_20_body"><text:span text:style-name="T1">La anotación </text:span><text:span text:style-name="Source_20_Text"><text:span text:style-name="T1">@Id</text:span></text:span><text:span text:style-name="T1"> se utiliza para definir el campo que será la </text:span><text:span text:style-name="Strong_20_Emphasis"><text:span text:style-name="T1">clave primaria</text:span></text:span><text:span text:style-name="T1"> de la entidad en la base de datos. Cada entidad debe tener una propiedad anotada con </text:span><text:span text:style-name="Source_20_Text"><text:span text:style-name="T1">@Id</text:span></text:span><text:span text:style-name="T1"> para que Hibernate sepa cuál es el identificador único.</text:span></text:p>
      <text:p text:style-name="P5">java</text:p>
      <text:p text:style-name="P5">CopiarEditar</text:p>
      <text:p text:style-name="P1"><text:span text:style-name="Source_20_Text"><text:span text:style-name="T1">@Id</text:span></text:span></text:p>
      <text:p text:style-name="P2"><text:span text:style-name="Source_20_Text"><text:span text:style-name="T1">private Long id;</text:span></text:span></text:p>
      <text:p text:style-name="Text_20_body"><text:span text:style-name="T1">En el ejemplo, </text:span><text:span text:style-name="Source_20_Text"><text:span text:style-name="T1">id</text:span></text:span><text:span text:style-name="T1"> es el campo clave primaria de la entidad y debe ser único para cada registro en la base de datos.</text:span></text:p>
      <text:p text:style-name="P4"/>
      <text:h text:style-name="Heading_20_4" text:outline-level="4"><text:soft-page-break/><text:span text:style-name="Strong_20_Emphasis"><text:span text:style-name="T1">@GeneratedValue</text:span></text:span></text:h>
      <text:p text:style-name="Text_20_body"><text:span text:style-name="T1">La anotación </text:span><text:span text:style-name="Source_20_Text"><text:span text:style-name="T1">@GeneratedValue</text:span></text:span><text:span text:style-name="T1"> se utiliza junto con </text:span><text:span text:style-name="Source_20_Text"><text:span text:style-name="T1">@Id</text:span></text:span><text:span text:style-name="T1"> para indicar que el valor de la clave primaria será </text:span><text:span text:style-name="Strong_20_Emphasis"><text:span text:style-name="T1">generado automáticamente</text:span></text:span><text:span text:style-name="T1"> por el proveedor de persistencia (generalmente la base de datos). Se pueden especificar estrategias para la generación de valores, como:</text:span></text:p>
      <text:list text:style-name="L3">
        <text:list-item>
          <text:p text:style-name="P14"><text:span text:style-name="Source_20_Text"><text:span text:style-name="T1">GenerationType.AUTO</text:span></text:span><text:span text:style-name="T1">: Hibernate elige la estrategia más apropiada según la base de datos.</text:span></text:p>
        </text:list-item>
        <text:list-item>
          <text:p text:style-name="P14"><text:span text:style-name="Source_20_Text"><text:span text:style-name="T1">GenerationType.IDENTITY</text:span></text:span><text:span text:style-name="T1">: La base de datos genera el valor automáticamente (normalmente con un campo autoincremental).</text:span></text:p>
        </text:list-item>
        <text:list-item>
          <text:p text:style-name="P14"><text:span text:style-name="Source_20_Text"><text:span text:style-name="T1">GenerationType.SEQUENCE</text:span></text:span><text:span text:style-name="T1">: Se utiliza una secuencia para generar valores únicos (usualmente en bases de datos como PostgreSQL).</text:span></text:p>
        </text:list-item>
        <text:list-item>
          <text:p text:style-name="P13"><text:span text:style-name="Source_20_Text"><text:span text:style-name="T1">GenerationType.TABLE</text:span></text:span><text:span text:style-name="T1">: Hibernate utiliza una tabla auxiliar para generar valores.</text:span></text:p>
        </text:list-item>
      </text:list>
      <text:p text:style-name="Text_20_body"><text:span text:style-name="Strong_20_Emphasis"><text:span text:style-name="T1">Ejemplo:</text:span></text:span></text:p>
      <text:p text:style-name="P5">java</text:p>
      <text:p text:style-name="P5">CopiarEditar</text:p>
      <text:p text:style-name="P1"><text:span text:style-name="Source_20_Text"><text:span text:style-name="T1">@Id</text:span></text:span></text:p>
      <text:p text:style-name="P1"><text:span text:style-name="Source_20_Text"><text:span text:style-name="T1">@GeneratedValue(strategy = GenerationType.IDENTITY)</text:span></text:span></text:p>
      <text:p text:style-name="P2"><text:span text:style-name="Source_20_Text"><text:span text:style-name="T1">private Long id;</text:span></text:span></text:p>
      <text:p text:style-name="Text_20_body"><text:span text:style-name="T1">En este caso, el valor de </text:span><text:span text:style-name="Source_20_Text"><text:span text:style-name="T1">id</text:span></text:span><text:span text:style-name="T1"> se genera automáticamente por la base de datos, típicamente con un incremento automático.</text:span></text:p>
      <text:p text:style-name="P4"/>
      <text:h text:style-name="Heading_20_4" text:outline-level="4"><text:span text:style-name="Strong_20_Emphasis"><text:span text:style-name="T1">@Column</text:span></text:span></text:h>
      <text:p text:style-name="Text_20_body"><text:span text:style-name="T1">La anotación </text:span><text:span text:style-name="Source_20_Text"><text:span text:style-name="T1">@Column</text:span></text:span><text:span text:style-name="T1"> se utiliza para mapear un atributo de la entidad a una columna en la base de datos. Permite especificar propiedades adicionales de la columna, como el nombre, si es </text:span><text:span text:style-name="Source_20_Text"><text:span text:style-name="T1">nullable</text:span></text:span><text:span text:style-name="T1">, el tamaño, etc.</text:span></text:p>
      <text:p text:style-name="Text_20_body"><text:span text:style-name="Strong_20_Emphasis"><text:span text:style-name="T1">Ejemplo básico:</text:span></text:span></text:p>
      <text:p text:style-name="P5">java</text:p>
      <text:p text:style-name="P5">CopiarEditar</text:p>
      <text:p text:style-name="P1"><text:span text:style-name="Source_20_Text"><text:span text:style-name="T1">@Column(name = "nombre_cliente", nullable = false, length = 100)</text:span></text:span></text:p>
      <text:p text:style-name="P2"><text:span text:style-name="Source_20_Text"><text:span text:style-name="T1">private String nombre;</text:span></text:span></text:p>
      <text:p text:style-name="Text_20_body"><text:span text:style-name="T1">En este caso, el campo </text:span><text:span text:style-name="Source_20_Text"><text:span text:style-name="T1">nombre</text:span></text:span><text:span text:style-name="T1"> se mapea a la columna </text:span><text:span text:style-name="Source_20_Text"><text:span text:style-name="T1">nombre_cliente</text:span></text:span><text:span text:style-name="T1"> en la base de datos. Además, la columna no puede ser </text:span><text:span text:style-name="Source_20_Text"><text:span text:style-name="T1">null</text:span></text:span><text:span text:style-name="T1"> y tiene una longitud máxima de 100 caracteres.</text:span></text:p>
      <text:p text:style-name="Text_20_body"><text:span text:style-name="Strong_20_Emphasis"><text:span text:style-name="T1">Propiedades comunes de </text:span></text:span><text:span text:style-name="Strong_20_Emphasis"><text:span text:style-name="Source_20_Text"><text:span text:style-name="T1">@Column</text:span></text:span></text:span><text:span text:style-name="Strong_20_Emphasis"><text:span text:style-name="T1">:</text:span></text:span></text:p>
      <text:list text:style-name="L4">
        <text:list-item>
          <text:p text:style-name="P16"><text:span text:style-name="Source_20_Text"><text:span text:style-name="T1">name</text:span></text:span><text:span text:style-name="T1">: Especifica el nombre de la columna en la base de datos.</text:span></text:p>
        </text:list-item>
        <text:list-item>
          <text:p text:style-name="P16"><text:span text:style-name="Source_20_Text"><text:span text:style-name="T1">nullable</text:span></text:span><text:span text:style-name="T1">: Indica si la columna puede contener valores </text:span><text:span text:style-name="Source_20_Text"><text:span text:style-name="T1">null</text:span></text:span><text:span text:style-name="T1">.</text:span></text:p>
        </text:list-item>
        <text:list-item>
          <text:p text:style-name="P16"><text:span text:style-name="Source_20_Text"><text:span text:style-name="T1">length</text:span></text:span><text:span text:style-name="T1">: Establece la longitud máxima de la columna (aplicable principalmente a </text:span><text:span text:style-name="Source_20_Text"><text:span text:style-name="T1">String</text:span></text:span><text:span text:style-name="T1">).</text:span></text:p>
        </text:list-item>
        <text:list-item>
          <text:p text:style-name="P16"><text:span text:style-name="Source_20_Text"><text:span text:style-name="T1">unique</text:span></text:span><text:span text:style-name="T1">: Si se establece en </text:span><text:span text:style-name="Source_20_Text"><text:span text:style-name="T1">true</text:span></text:span><text:span text:style-name="T1">, la columna será única en la base de datos.</text:span></text:p>
        </text:list-item>
        <text:list-item>
          <text:p text:style-name="P15"><text:span text:style-name="Source_20_Text"><text:span text:style-name="T1">insertable</text:span></text:span><text:span text:style-name="T1"> y </text:span><text:span text:style-name="Source_20_Text"><text:span text:style-name="T1">updatable</text:span></text:span><text:span text:style-name="T1">: Controlan si la columna puede ser insertada o actualizada.</text:span></text:p>
        </text:list-item>
      </text:list>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1T13:00:52.657000000</meta:creation-date>
    <dc:date>2025-02-26T09:58:54.187000000</dc:date>
    <meta:editing-duration>PT31M34S</meta:editing-duration>
    <meta:editing-cycles>2</meta:editing-cycles>
    <meta:generator>LibreOffice/7.4.7.2$Windows_X86_64 LibreOffice_project/723314e595e8007d3cf785c16538505a1c878ca5</meta:generator>
    <meta:document-statistic meta:table-count="1" meta:image-count="0" meta:object-count="0" meta:page-count="3" meta:paragraph-count="83" meta:word-count="968" meta:character-count="6436" meta:non-whitespace-character-count="5573"/>
  </office:meta>
</office:document-meta>
</file>